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1dc5" officeooo:paragraph-rsid="000d1dc5"/>
    </style:style>
    <style:style style:name="P2" style:family="paragraph" style:parent-style-name="Standard">
      <style:text-properties officeooo:rsid="000d1dc5" officeooo:paragraph-rsid="000e7ecc"/>
    </style:style>
    <style:style style:name="P3" style:family="paragraph" style:parent-style-name="Standard">
      <style:text-properties officeooo:rsid="000d1dc5" officeooo:paragraph-rsid="000f7f44"/>
    </style:style>
    <style:style style:name="P4" style:family="paragraph" style:parent-style-name="Standard">
      <style:text-properties officeooo:rsid="000d1dc5" officeooo:paragraph-rsid="0018cab6"/>
    </style:style>
    <style:style style:name="P5" style:family="paragraph" style:parent-style-name="Standard">
      <style:text-properties fo:font-weight="bold" officeooo:rsid="000d1dc5" officeooo:paragraph-rsid="000d1dc5" style:font-weight-asian="bold" style:font-weight-complex="bold"/>
    </style:style>
    <style:style style:name="P6" style:family="paragraph" style:parent-style-name="Standard">
      <style:text-properties fo:font-weight="bold" officeooo:rsid="0018cab6" officeooo:paragraph-rsid="0018cab6" style:font-weight-asian="bold" style:font-weight-complex="bold"/>
    </style:style>
    <style:style style:name="P7" style:family="paragraph" style:parent-style-name="Standard">
      <style:text-properties fo:font-weight="bold" officeooo:rsid="0018e2d1" officeooo:paragraph-rsid="0018e2d1" style:font-weight-asian="bold" style:font-weight-complex="bold"/>
    </style:style>
    <style:style style:name="P8" style:family="paragraph" style:parent-style-name="Standard">
      <style:text-properties fo:font-weight="bold" officeooo:rsid="001abcb1" officeooo:paragraph-rsid="001abcb1" style:font-weight-asian="bold" style:font-weight-complex="bold"/>
    </style:style>
    <style:style style:name="P9" style:family="paragraph" style:parent-style-name="Standard">
      <style:text-properties fo:font-weight="bold" officeooo:rsid="0021100a" officeooo:paragraph-rsid="0021100a" style:font-weight-asian="bold" style:font-weight-complex="bold"/>
    </style:style>
    <style:style style:name="P10" style:family="paragraph" style:parent-style-name="Standard">
      <style:text-properties officeooo:paragraph-rsid="0010c68d"/>
    </style:style>
    <style:style style:name="P11" style:family="paragraph" style:parent-style-name="Standard">
      <style:text-properties officeooo:rsid="00131fe2" officeooo:paragraph-rsid="00131fe2"/>
    </style:style>
    <style:style style:name="P12" style:family="paragraph" style:parent-style-name="Standard">
      <style:text-properties officeooo:rsid="00131fe2" officeooo:paragraph-rsid="0018bd0c"/>
    </style:style>
    <style:style style:name="P13" style:family="paragraph" style:parent-style-name="Standard">
      <style:text-properties officeooo:paragraph-rsid="00131fe2"/>
    </style:style>
    <style:style style:name="P14" style:family="paragraph" style:parent-style-name="Standard">
      <style:text-properties officeooo:rsid="000f7f44" officeooo:paragraph-rsid="0014caa1"/>
    </style:style>
    <style:style style:name="P15" style:family="paragraph" style:parent-style-name="Standard">
      <style:text-properties officeooo:paragraph-rsid="0014caa1"/>
    </style:style>
    <style:style style:name="P16" style:family="paragraph" style:parent-style-name="Standard">
      <style:text-properties officeooo:rsid="0010c68d" officeooo:paragraph-rsid="0010c68d"/>
    </style:style>
    <style:style style:name="P17" style:family="paragraph" style:parent-style-name="Standard">
      <style:text-properties officeooo:rsid="0018bd0c" officeooo:paragraph-rsid="0018bd0c"/>
    </style:style>
    <style:style style:name="P18" style:family="paragraph" style:parent-style-name="Standard">
      <style:text-properties officeooo:rsid="0018cab6" officeooo:paragraph-rsid="0018cab6"/>
    </style:style>
    <style:style style:name="P19" style:family="paragraph" style:parent-style-name="Standard">
      <style:text-properties officeooo:rsid="0018e2d1" officeooo:paragraph-rsid="0018e2d1"/>
    </style:style>
    <style:style style:name="P20" style:family="paragraph" style:parent-style-name="Standard">
      <style:text-properties officeooo:rsid="001abcb1" officeooo:paragraph-rsid="001abcb1"/>
    </style:style>
    <style:style style:name="P21" style:family="paragraph" style:parent-style-name="Standard">
      <style:text-properties officeooo:rsid="001abcb1" officeooo:paragraph-rsid="001da903"/>
    </style:style>
    <style:style style:name="P22" style:family="paragraph" style:parent-style-name="Standard">
      <style:text-properties officeooo:rsid="001abcb1" officeooo:paragraph-rsid="001e9e3f"/>
    </style:style>
    <style:style style:name="P23" style:family="paragraph" style:parent-style-name="Standard">
      <style:text-properties officeooo:rsid="0021100a" officeooo:paragraph-rsid="0021100a"/>
    </style:style>
    <style:style style:name="P24" style:family="paragraph" style:parent-style-name="Standard">
      <style:text-properties officeooo:rsid="000d1dc5" officeooo:paragraph-rsid="000d1dc5"/>
    </style:style>
    <style:style style:name="P25" style:family="paragraph" style:parent-style-name="Standard">
      <style:text-properties fo:language="en" fo:country="US" officeooo:rsid="0021a0ad" officeooo:paragraph-rsid="0021a0a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7f44" style:font-weight-asian="bold" style:font-weight-complex="bold"/>
    </style:style>
    <style:style style:name="T3" style:family="text">
      <style:text-properties fo:font-weight="bold" officeooo:rsid="0010c68d" style:font-weight-asian="bold" style:font-weight-complex="bold"/>
    </style:style>
    <style:style style:name="T4" style:family="text">
      <style:text-properties fo:font-weight="bold" officeooo:rsid="00131fe2" style:font-weight-asian="bold" style:font-weight-complex="bold"/>
    </style:style>
    <style:style style:name="T5" style:family="text">
      <style:text-properties fo:font-weight="bold" officeooo:rsid="00166890" style:font-weight-asian="bold" style:font-weight-complex="bold"/>
    </style:style>
    <style:style style:name="T6" style:family="text">
      <style:text-properties officeooo:rsid="000f7f44"/>
    </style:style>
    <style:style style:name="T7" style:family="text">
      <style:text-properties officeooo:rsid="0010c68d"/>
    </style:style>
    <style:style style:name="T8" style:family="text">
      <style:text-properties officeooo:rsid="00131fe2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officeooo:rsid="0016689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0c68d" style:font-weight-asian="normal" style:font-weight-complex="normal"/>
    </style:style>
    <style:style style:name="T14" style:family="text">
      <style:text-properties fo:font-weight="normal" officeooo:rsid="000f7f44" style:font-weight-asian="normal" style:font-weight-complex="normal"/>
    </style:style>
    <style:style style:name="T15" style:family="text">
      <style:text-properties fo:font-weight="normal" officeooo:rsid="00166890" style:font-weight-asian="normal" style:font-weight-complex="normal"/>
    </style:style>
    <style:style style:name="T16" style:family="text">
      <style:text-properties fo:font-weight="normal" officeooo:rsid="00131fe2" style:font-weight-asian="normal" style:font-weight-complex="normal"/>
    </style:style>
    <style:style style:name="T17" style:family="text">
      <style:text-properties officeooo:rsid="001e9e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ctorSystem</text:span>, una delle 2 classi che possono creare attori:</text:p>
      <text:p text:style-name="P1"><text:a xlink:type="simple" xlink:href="http://doc.akka.io/japi/akka/2.4.2/akka/actor/ActorSystem.html" text:style-name="Internet_20_link" text:visited-style-name="Visited_20_Internet_20_Link">http://doc.akka.io/japi/akka/2.4.2/akka/actor/ActorSystem.html</text:a></text:p>
      <text:p text:style-name="P1"/>
      <text:p text:style-name="P1"><text:span text:style-name="T1">ActorContext</text:span>, una delle 2 classi che possono creare attori:</text:p>
      <text:p text:style-name="P1"><text:a xlink:type="simple" xlink:href="http://doc.akka.io/japi/akka/2.4.2/akka/actor/ActorContext.html" text:style-name="Internet_20_link" text:visited-style-name="Visited_20_Internet_20_Link">http://doc.akka.io/japi/akka/2.4.2/akka/actor/ActorContext.html</text:a></text:p>
      <text:p text:style-name="P1"/>
      <text:p text:style-name="P10"><text:span text:style-name="T3">ActorRef</text:span><text:span text:style-name="T13">,</text:span><text:span text:style-name="T3"> </text:span>Immutable and serializable handle to an actor, which may or may not reside on the local host or inside the s<text:span text:style-name="T7">ame actorSystem etc...</text:span></text:p>
      <text:p text:style-name="P16"><text:a xlink:type="simple" xlink:href="http://doc.akka.io/japi/akka/2.4.2/akka/actor/ActorRef.html" text:style-name="Internet_20_link" text:visited-style-name="Visited_20_Internet_20_Link">http://doc.akka.io/japi/akka/2.4.2/akka/actor/ActorRef.html</text:a></text:p>
      <text:p text:style-name="P16"/>
      <text:p text:style-name="P6">UntypedActor<text:span text:style-name="T12">, la classe da cui si chiamano </text:span><text:span text:style-name="T10">getContext()</text:span><text:span text:style-name="T12">, </text:span><text:span text:style-name="T10">getSelf()</text:span><text:span text:style-name="T12"> etc...</text:span></text:p>
      <text:p text:style-name="P18"><text:a xlink:type="simple" xlink:href="http://doc.akka.io/japi/akka/2.4.2/akka/actor/UntypedActor.html" text:style-name="Internet_20_link" text:visited-style-name="Visited_20_Internet_20_Link">http://doc.akka.io/japi/akka/2.4.2/akka/actor/UntypedActor.html</text:a></text:p>
      <text:p text:style-name="P4"/>
      <text:p text:style-name="P2"><text:span text:style-name="T1">Props</text:span>, uno dei grandi misteri del nostro tempo (tra l'altro questa è <text:span text:style-name="T9">Props$</text:span>, c'è anche <text:span text:style-name="T9">Props</text:span>, non so quale sia la differenza, ho messo <text:span text:style-name="T9">Props$</text:span> perchè contiene il metodo <text:span text:style-name="T9">create</text:span> che spesso utilizziamo)</text:p>
      <text:p text:style-name="P2"><text:a xlink:type="simple" xlink:href="http://doc.akka.io/japi/akka/2.4.2/index.html?akka/actor/Props$.html" text:style-name="Internet_20_link" text:visited-style-name="Visited_20_Internet_20_Link">http://doc.akka.io/japi/akka/2.4.2/index.html?akka/actor/Props$.html</text:a></text:p>
      <text:p text:style-name="P2"/>
      <text:p text:style-name="P15"><text:span text:style-name="T2">Config</text:span><text:span text:style-name="T14">,</text:span><text:span text:style-name="T6"> per cambiare la configuarzione delle porte</text:span></text:p>
      <text:p text:style-name="P14"><text:a xlink:type="simple" xlink:href="http://typesafehub.github.io/config/latest/api/index.html?com/typesafe/config/Config.html" text:style-name="Internet_20_link" text:visited-style-name="Visited_20_Internet_20_Link">http://typesafehub.github.io/config/latest/api/index.html?com/typesafe/config/Config.html</text:a></text:p>
      <text:p text:style-name="P3"/>
      <text:p text:style-name="P1"><text:span text:style-name="T1">T</text:span><text:span text:style-name="T5">cp</text:span><text:span text:style-name="T15">,</text:span> <text:span text:style-name="T11">TCP e</text:span>xtension for Akka's IO layer. </text:p>
      <text:p text:style-name="P1"><text:a xlink:type="simple" xlink:href="http://doc.akka.io/japi/akka/2.4.2/akka/io/Tcp.html" text:style-name="Internet_20_link" text:visited-style-name="Visited_20_Internet_20_Link">http://doc.akka.io/japi/akka/2.4.2/akka/io/Tcp.html</text:a></text:p>
      <text:p text:style-name="P1"/>
      <text:p text:style-name="P5">TcpMessage</text:p>
      <text:p text:style-name="P1"><text:a xlink:type="simple" xlink:href="http://doc.akka.io/japi/akka/2.4.2/akka/io/TcpMessage.html" text:style-name="Internet_20_link" text:visited-style-name="Visited_20_Internet_20_Link">http://doc.akka.io/japi/akka/2.4.2/akka/io/TcpMessage.html</text:a></text:p>
      <text:p text:style-name="P1"/>
      <text:p text:style-name="P25"><text:span text:style-name="T1">Tcp.ConnectionClosed</text:span><text:line-break/><text:a xlink:type="simple" xlink:href="http://doc.akka.io/japi/akka/2.4.2/akka/io/Tcp.ConnectionClosed.html" text:style-name="Internet_20_link" text:visited-style-name="Visited_20_Internet_20_Link">http://doc.akka.io/japi/akka/2.4.2/akka/io/Tcp.ConnectionClosed.html</text:a></text:p>
      <text:p text:style-name="P1"/>
      <text:p text:style-name="P13"><text:span text:style-name="T4">InetSocketAddress</text:span><text:span text:style-name="T16">,</text:span><text:span text:style-name="T8"> </text:span>This class implements an IP Socket Address (IP address + port number) </text:p>
      <text:p text:style-name="P11"><text:a xlink:type="simple" xlink:href="https://docs.oracle.com/javase/8/docs/api/java/net/InetSocketAddress.html" text:style-name="Internet_20_link" text:visited-style-name="Visited_20_Internet_20_Link">https://docs.oracle.com/javase/8/docs/api/java/net/InetSocketAddress.html</text:a></text:p>
      <text:p text:style-name="P11"/>
      <text:p text:style-name="P17"><text:span text:style-name="T1">InetAddress</text:span>, indirizzo IPv4 o IPv6</text:p>
      <text:p text:style-name="P17"><text:a xlink:type="simple" xlink:href="https://docs.oracle.com/javase/8/docs/api/java/net/InetAddress.html" text:style-name="Internet_20_link" text:visited-style-name="Visited_20_Internet_20_Link">https://docs.oracle.com/javase/8/docs/api/java/net/InetAddress.html</text:a></text:p>
      <text:p text:style-name="P12"/>
      <text:p text:style-name="P14"><text:span text:style-name="T1">String</text:span> <text:span text:style-name="T8">(non ridete...)</text:span></text:p>
      <text:p text:style-name="P14"><text:a xlink:type="simple" xlink:href="https://docs.oracle.com/javase/7/docs/api/java/lang/String.html" text:style-name="Internet_20_link" text:visited-style-name="Visited_20_Internet_20_Link">https://docs.oracle.com/javase/7/docs/api/java/lang/String.html</text:a></text:p>
      <text:p text:style-name="P14"/>
      <text:p text:style-name="P7">ByteString</text:p>
      <text:p text:style-name="P19"><text:a xlink:type="simple" xlink:href="http://doc.akka.io/japi/akka/2.4.2/akka/util/ByteString.html" text:style-name="Internet_20_link" text:visited-style-name="Visited_20_Internet_20_Link">http://doc.akka.io/japi/akka/2.4.2/akka/util/ByteString.html</text:a></text:p>
      <text:p text:style-name="P19"/>
      <text:p text:style-name="P8">File</text:p>
      <text:p text:style-name="P22"><text:a xlink:type="simple" xlink:href="https://docs.oracle.com/javase/7/docs/api/java/io/File.html" text:style-name="Internet_20_link" text:visited-style-name="Visited_20_Internet_20_Link"><text:span text:style-name="T17">https://docs.oracle.com/javase/7/docs/api/java/io/File.html</text:span></text:a></text:p>
      <text:p text:style-name="P22"/>
      <text:p text:style-name="P9">FileOutputStream</text:p>
      <text:p text:style-name="P23"><text:a xlink:type="simple" xlink:href="https://docs.oracle.com/javase/7/docs/api/index.html?java/io/File.html" text:style-name="Internet_20_link" text:visited-style-name="Visited_20_Internet_20_Link">https://docs.oracle.com/javase/7/docs/api/index.html?java/io/File.html</text:a></text:p>
      <text:p text:style-name="P23"/>
      <text:p text:style-name="P22"/>
      <text:p text:style-name="P21"/>
      <text:p text:style-name="P20"/>
      <text:p text:style-name="P19"/>
      <text:p text:style-name="P11"/>
      <text:p text:style-name="P1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53M20S</meta:editing-duration>
    <meta:editing-cycles>16</meta:editing-cycles>
    <meta:generator>LibreOffice/5.1.1.3$Windows_x86 LibreOffice_project/89f508ef3ecebd2cfb8e1def0f0ba9a803b88a6d</meta:generator>
    <dc:date>2016-04-03T20:01:02.308000000</dc:date>
    <meta:document-statistic meta:table-count="0" meta:image-count="0" meta:object-count="0" meta:page-count="2" meta:paragraph-count="29" meta:word-count="140" meta:character-count="1797" meta:non-whitespace-character-count="1684"/>
    <meta:user-defined meta:name="Info 1"/>
    <meta:user-defined meta:name="Info 2"/>
    <meta:user-defined meta:name="Info 3"/>
    <meta:user-defined meta:name="Info 4"/>
  </office:meta>
</office:document-meta>
</file>